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2.74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6cm" fo:wrap-option="wrap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1cm" fo:min-width="1.8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954cm" fo:wrap-option="wrap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2.954cm" fo:wrap-option="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3.9cm" fo:wrap-option="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9cm" fo:wrap-option="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2.238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8cm" fo:wrap-option="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8cm" fo:wrap-option="wrap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851cm" fo:min-width="2.23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7cm" fo:wrap-option="wrap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2.748cm" fo:wrap-option="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074cm" fo:min-width="5.8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xml:id="id6" draw:id="id6" draw:layer="layout" svg:width="3.6cm" svg:height="1.2cm" svg:x="2.064cm" svg:y="1cm">
          <text:p text:style-name="P1"><text:span text:style-name="T1">Inschrijv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" draw:id="id1" draw:layer="layout" svg:width="3.6cm" svg:height="1.2cm" svg:x="9.2cm" svg:y="1cm">
          <text:p text:style-name="P1"><text:span text:style-name="T1">Adr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layout" svg:width="3.1cm" svg:height="1.7cm" svg:x="9.45cm" svg:y="2.9cm">
          <text:p text:style-name="P1"><text:span text:style-name="T1">Filter actuele gegevens op</text:span></text:p>
          <text:p text:style-name="P1"><text:span text:style-name="T1">persoon op peildatum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cm" svg:y1="2.2cm" svg:x2="11cm" svg:y2="2.9cm" draw:start-shape="id1" draw:start-glue-point="6" draw:end-shape="id2" draw:end-glue-point="0" svg:d="M11000 2200v700" svg:viewBox="0 0 1 701">
          <text:p/>
        </draw:connector>
        <draw:custom-shape draw:style-name="gr4" draw:text-style-name="P2" xml:id="id3" draw:id="id3" draw:layer="layout" svg:width="3.9cm" svg:height="1.1cm" svg:x="9.05cm" svg:y="5.3cm">
          <text:p text:style-name="P1"><text:span text:style-name="T1">Gefilterde</text:span></text:p>
          <text:p text:style-name="P1"><text:span text:style-name="T1">adresgegeven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svg:x1="11cm" svg:y1="4.6cm" svg:x2="11cm" svg:y2="5.3cm" draw:start-shape="id2" draw:start-glue-point="2" draw:end-shape="id3" draw:end-glue-point="5" svg:d="M11000 4600v700" svg:viewBox="0 0 1 701">
          <text:p/>
        </draw:connector>
        <draw:custom-shape draw:style-name="gr6" draw:text-style-name="P3" xml:id="id4" draw:id="id4" draw:layer="layout" svg:width="3.454cm" svg:height="1.7cm" svg:x="9.271cm" svg:y="7.1cm">
          <text:p text:style-name="P1"><text:span text:style-name="T1">Selecteer vorige en huidige adres van perso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1cm" svg:y1="6.4cm" svg:x2="10.998cm" svg:y2="7.1cm" draw:start-shape="id3" draw:start-glue-point="8" draw:end-shape="id4" draw:end-glue-point="0" svg:d="M11000 6400v351h-2v349" svg:viewBox="0 0 3 701">
          <text:p/>
        </draw:connector>
        <draw:custom-shape draw:style-name="gr7" draw:text-style-name="P3" xml:id="id5" draw:id="id5" draw:layer="layout" svg:width="3.454cm" svg:height="3.2cm" svg:x="9.271cm" svg:y="9.5cm">
          <text:p text:style-name="P1"><text:span text:style-name="T1">Filter vorig en huidig adres van persoon waarbij vorig adres verschilt van huidig en beide niet leeg mogen zij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0.998cm" svg:y1="8.8cm" svg:x2="10.998cm" svg:y2="9.5cm" draw:start-shape="id4" draw:end-shape="id5" draw:end-glue-point="0" svg:d="M10998 8800v700" svg:viewBox="0 0 1 701">
          <text:p/>
        </draw:connector>
        <draw:custom-shape draw:style-name="gr8" draw:text-style-name="P3" xml:id="id7" draw:id="id7" draw:layer="layout" svg:width="4.4cm" svg:height="1.7cm" svg:x="1.665cm" svg:y="7.1cm">
          <text:p text:style-name="P1"><text:span text:style-name="T1">Selecteer laatste inschrijvingsdatum voor of op vestigingsdatum vorige adres op perso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.864cm" svg:y1="2.2cm" svg:x2="3.865cm" svg:y2="7.1cm" draw:start-shape="id6" draw:start-glue-point="6" draw:end-shape="id7" draw:end-glue-point="0" svg:d="M3864 2200v2451h1v2449" svg:viewBox="0 0 2 4901">
          <text:p/>
        </draw:connector>
        <draw:connector draw:style-name="gr5" draw:text-style-name="P4" draw:layer="layout" svg:x1="9.271cm" svg:y1="7.95cm" svg:x2="6.065cm" svg:y2="7.95cm" draw:start-shape="id4" draw:start-glue-point="3" draw:end-shape="id7" svg:d="M9271 7950h-3206" svg:viewBox="0 0 3207 1">
          <text:p/>
        </draw:connector>
        <draw:custom-shape draw:style-name="gr1" draw:text-style-name="P2" xml:id="id8" draw:id="id8" draw:layer="layout" svg:width="3.6cm" svg:height="1.2cm" svg:x="15.064cm" svg:y="1cm">
          <text:p text:style-name="P1"><text:span text:style-name="T1">Inschrijv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3" xml:id="id9" draw:id="id9" draw:layer="layout" svg:width="4.4cm" svg:height="2.2cm" svg:x="14.665cm" svg:y="6.848cm">
          <text:p text:style-name="P1"><text:span text:style-name="T1">Selecteer laatste inschrijvingsdatum voor of op vestigingsdatum huidige adres op perso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6.864cm" svg:y1="2.2cm" svg:x2="16.865cm" svg:y2="6.848cm" draw:start-shape="id8" draw:start-glue-point="6" draw:end-shape="id9" draw:end-glue-point="0" svg:d="M16864 2200v2325h1v2323" svg:viewBox="0 0 2 4649">
          <text:p/>
        </draw:connector>
        <draw:connector draw:style-name="gr5" draw:text-style-name="P4" draw:layer="layout" svg:x1="12.725cm" svg:y1="7.95cm" svg:x2="14.665cm" svg:y2="7.948cm" draw:start-shape="id4" draw:start-glue-point="1" draw:end-shape="id9" svg:d="M12725 7950h970v-2h970" svg:viewBox="0 0 1941 3">
          <text:p/>
        </draw:connector>
        <draw:custom-shape draw:style-name="gr10" draw:text-style-name="P2" xml:id="id10" draw:id="id10" draw:layer="layout" svg:width="4.5cm" svg:height="1.5cm" svg:x="8.3cm" svg:y="13.4cm">
          <text:p text:style-name="P1"><text:span text:style-name="T1">Gefilterde adress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svg:x1="3.865cm" svg:y1="8.8cm" svg:x2="8.75cm" svg:y2="14.15cm" draw:start-shape="id7" draw:start-glue-point="2" draw:end-shape="id10" draw:end-glue-point="6" svg:d="M3865 8800v5350h4885" svg:viewBox="0 0 4886 5351">
          <text:p/>
        </draw:connector>
        <draw:connector draw:style-name="gr5" draw:text-style-name="P4" draw:layer="layout" svg:x1="10.998cm" svg:y1="12.7cm" svg:x2="11cm" svg:y2="13.4cm" draw:start-shape="id5" draw:start-glue-point="2" draw:end-shape="id10" draw:end-glue-point="4" svg:d="M10998 12700v350h2v350" svg:viewBox="0 0 3 701">
          <text:p/>
        </draw:connector>
        <draw:connector draw:style-name="gr5" draw:text-style-name="P4" draw:layer="layout" svg:x1="16.865cm" svg:y1="9.048cm" svg:x2="12.342cm" svg:y2="14.15cm" draw:start-shape="id9" draw:start-glue-point="2" draw:end-shape="id10" draw:end-glue-point="9" svg:d="M16865 9048v5102h-4523" svg:viewBox="0 0 4524 5103">
          <text:p/>
        </draw:connector>
        <draw:custom-shape draw:style-name="gr11" draw:text-style-name="P3" xml:id="id12" draw:id="id12" draw:layer="layout" svg:width="6.3cm" svg:height="2cm" svg:x="7.4cm" svg:y="19.5cm">
          <text:p text:style-name="P1"><text:span text:style-name="T1">Filter adressen waarvan de actuele inschrijving </text:span><text:span text:style-name="T2">voor</text:span><text:span text:style-name="T1"> de vestigingsdatum van het huidige adres, Amsterdam of onbekend is, op perso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0.55cm" svg:y1="18.9cm" svg:x2="10.55cm" svg:y2="19.5cm" draw:start-shape="id11" draw:start-glue-point="2" draw:end-shape="id12" draw:end-glue-point="0" svg:d="M10550 18900v600" svg:viewBox="0 0 1 601">
          <text:p/>
        </draw:connector>
        <draw:custom-shape draw:style-name="gr12" draw:text-style-name="P5" xml:id="id17" draw:id="id17" draw:layer="layout" svg:width="6.3cm" svg:height="1.1cm" svg:x="7.4cm" svg:y="25cm">
          <text:p text:style-name="P1"><text:span text:style-name="T3">Filter op adressen op basis van Amsterdamse postcode op perso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0.55cm" svg:y1="21.5cm" svg:x2="10.55cm" svg:y2="22.2cm" draw:start-shape="id12" draw:start-glue-point="2" draw:end-shape="id13" draw:end-glue-point="0" svg:d="M10550 21500v700" svg:viewBox="0 0 1 701">
          <text:p/>
        </draw:connector>
        <draw:connector draw:style-name="gr5" draw:text-style-name="P4" draw:layer="layout" svg:x1="17.35cm" svg:y1="16.6cm" svg:x2="17.35cm" svg:y2="17.7cm" draw:start-shape="id14" draw:start-glue-point="6" draw:end-shape="id15" draw:end-glue-point="0" svg:d="M17350 16600v1100" svg:viewBox="0 0 1 1101">
          <text:p/>
        </draw:connector>
        <draw:custom-shape draw:style-name="gr1" draw:text-style-name="P2" xml:id="id14" draw:id="id14" draw:layer="layout" svg:width="3.6cm" svg:height="1.2cm" svg:x="15.55cm" svg:y="15.4cm">
          <text:p text:style-name="P1"><text:span text:style-name="T1">Persoon_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15" draw:id="id15" draw:layer="layout" svg:width="3.1cm" svg:height="1.7cm" svg:x="15.8cm" svg:y="17.7cm">
          <text:p text:style-name="P1"><text:span text:style-name="T1">Filter actuele gegevens op</text:span></text:p>
          <text:p text:style-name="P1"><text:span text:style-name="T1">persoon op peildatu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6" draw:id="id16" draw:layer="layout" svg:width="4.5cm" svg:height="1.1cm" svg:x="15.1cm" svg:y="20.6cm">
          <text:p text:style-name="P1"><text:span text:style-name="T1">Gefilterde</text:span></text:p>
          <text:p text:style-name="P1"><text:span text:style-name="T1">identificatienummer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svg:x1="17.35cm" svg:y1="19.4cm" svg:x2="17.35cm" svg:y2="20.6cm" draw:start-shape="id15" draw:start-glue-point="2" draw:end-shape="id16" draw:end-glue-point="0" svg:d="M17350 19400v1200" svg:viewBox="0 0 1 1201">
          <text:p/>
        </draw:connector>
        <draw:custom-shape draw:style-name="gr14" draw:text-style-name="P3" xml:id="id19" draw:id="id19" draw:layer="layout" svg:width="3.2cm" svg:height="1.5cm" svg:x="8.944cm" svg:y="15.5cm">
          <text:p text:style-name="P1"><text:span text:style-name="T1">Koppel BSN en A-nummer aan perso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18" draw:id="id18" draw:layer="layout" svg:width="3.6cm" svg:height="1.2cm" svg:x="8.747cm" svg:y="27.2cm">
          <text:p text:style-name="P1"><text:span text:style-name="T1">Kernbestand mutaties verhuiz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4" draw:layer="layout" svg:x1="10.55cm" svg:y1="26.1cm" svg:x2="10.547cm" svg:y2="27.2cm" draw:start-shape="id17" draw:start-glue-point="2" draw:end-shape="id18" draw:end-glue-point="4" svg:d="M10550 26100v550h-3v550" svg:viewBox="0 0 4 1101">
          <text:p/>
        </draw:connector>
        <draw:connector draw:style-name="gr5" draw:text-style-name="P4" draw:layer="layout" draw:line-skew="0cm 0.477cm" svg:x1="17.35cm" svg:y1="21.7cm" svg:x2="12.144cm" svg:y2="16.25cm" draw:start-shape="id16" draw:start-glue-point="8" draw:end-shape="id19" draw:end-glue-point="7" svg:d="M17350 21700v502h-3250v-5952h-1956" svg:viewBox="0 0 5207 5953">
          <text:p/>
        </draw:connector>
        <draw:custom-shape draw:style-name="gr16" draw:text-style-name="P2" xml:id="id11" draw:id="id11" draw:layer="layout" svg:width="6.3cm" svg:height="1.324cm" svg:x="7.4cm" svg:y="17.576cm">
          <text:p text:style-name="P1"><text:span text:style-name="T1">Filter adressen waarvan het huidige adres een geldigheidsdatum heeft in tijdvak op perso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0.544cm" svg:y1="17cm" svg:x2="10.55cm" svg:y2="17.576cm" draw:start-shape="id19" draw:start-glue-point="6" draw:end-shape="id11" draw:end-glue-point="0" svg:d="M10544 17000v289h6v287" svg:viewBox="0 0 7 577">
          <text:p/>
        </draw:connector>
        <draw:connector draw:style-name="gr5" draw:text-style-name="P4" draw:layer="layout" svg:x1="10.55cm" svg:y1="14.9cm" svg:x2="10.544cm" svg:y2="15.5cm" draw:start-shape="id10" draw:start-glue-point="8" draw:end-shape="id19" draw:end-glue-point="4" svg:d="M10550 14900v301h-6v299" svg:viewBox="0 0 7 601">
          <text:p/>
        </draw:connector>
        <draw:custom-shape draw:style-name="gr1" draw:text-style-name="P2" xml:id="id20" draw:id="id20" draw:layer="layout" svg:width="3.6cm" svg:height="1.2cm" svg:x="2.034cm" svg:y="16.268cm">
          <text:p text:style-name="P1"><text:span text:style-name="T1">Inschrijv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4" draw:layer="layout" svg:x1="3.834cm" svg:y1="17.468cm" svg:x2="7.4cm" svg:y2="20.5cm" draw:start-shape="id20" draw:start-glue-point="6" draw:end-shape="id12" draw:end-glue-point="3" svg:d="M3834 17468v3032h3566" svg:viewBox="0 0 3567 3033">
          <text:p/>
        </draw:connector>
        <draw:custom-shape draw:style-name="gr11" draw:text-style-name="P3" xml:id="id13" draw:id="id13" draw:layer="layout" svg:width="6.3cm" svg:height="2cm" svg:x="7.4cm" svg:y="22.2cm">
          <text:p text:style-name="P1"><text:span text:style-name="T1">Filter adressen waarvan de actuele inschrijving </text:span><text:span text:style-name="T2">op</text:span><text:span text:style-name="T1"> de vestigingsdatum van het huidige adres, Amsterdam of onbekend is, op perso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0.55cm" svg:y1="24.2cm" svg:x2="10.55cm" svg:y2="25cm" draw:start-shape="id13" draw:start-glue-point="2" draw:end-shape="id17" draw:end-glue-point="0" svg:d="M10550 24200v800" svg:viewBox="0 0 1 801">
          <text:p/>
        </draw:connector>
        <draw:connector draw:style-name="gr5" draw:text-style-name="P4" draw:layer="layout" svg:x1="3.834cm" svg:y1="17.468cm" svg:x2="7.4cm" svg:y2="23.2cm" draw:start-shape="id20" draw:start-glue-point="6" draw:end-shape="id13" draw:end-glue-point="3" svg:d="M3834 17468v5732h3566" svg:viewBox="0 0 3567 57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6:19:34.318852914</meta:creation-date>
    <dc:date>2017-10-24T14:38:13.207966612</dc:date>
    <meta:editing-duration>PT50M2S</meta:editing-duration>
    <meta:editing-cycles>17</meta:editing-cycles>
    <meta:generator>LibreOffice/5.1.6.2$Linux_X86_64 LibreOffice_project/10m0$Build-2</meta:generator>
    <meta:document-statistic meta:object-count="42"/>
  </office:meta>
</office:document-meta>
</file>